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9D0000049CFF4743176B893FA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83cm" svg:x="1.185cm" svg:y="5.467cm">
          <draw:image xlink:href="Pictures/100000000000049D0000049CFF4743176B893F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9:09:48.265777347</meta:creation-date>
    <dc:date>2018-03-13T09:10:04.937296242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